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4.969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4.561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5.2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954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855cm" fo:break-before="auto" style:use-optimal-row-height="fals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249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iberation Serif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mbria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name-complex="Cambri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Amplitud de la señal </text:p>
          </table:table-cell>
          <table:table-cell table:style-name="ce2" office:value-type="string" calcext:value-type="string">
            <text:p>Amplitud del ruido </text:p>
          </table:table-cell>
          <table:table-cell table:style-name="ce2" office:value-type="string" calcext:value-type="string">
            <text:p>SNR (Eb/No) [dB]</text:p>
          </table:table-cell>
          <table:table-cell table:style-name="ce2" office:value-type="string" calcext:value-type="string">
            <text:p>SNR lineal </text:p>
          </table:table-cell>
          <table:table-cell table:style-name="ce2" office:value-type="string" calcext:value-type="string">
            <text:p>Pro error linea</text:p>
          </table:table-cell>
          <table:table-cell table:style-name="ce6" office:value-type="string" calcext:value-type="string">
            <text:p>Prob error LOGARITMICO </text:p>
          </table:table-cell>
          <table:table-cell table:style-name="ce21" office:value-type="string" calcext:value-type="string">
            <text:p>BER MEDIDO (PORCENTAJE DE DATOS PERDIDOS) 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708" calcext:value-type="float">
            <text:p>0,708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POWER(10;[.D5]/10)" office:value-type="float" office:value="1" calcext:value-type="float">
            <text:p>1,00</text:p>
          </table:table-cell>
          <table:table-cell table:style-name="ce4" table:formula="of:=COM.MICROSOFT.ERFC.PRECISE(SQRT([.E5]))/2" office:value-type="float" office:value="0.0786496035251426" calcext:value-type="float">
            <text:p>0,078649603525143</text:p>
          </table:table-cell>
          <table:table-cell table:style-name="ce3" table:formula="of:=LOG10([.F5])" office:value-type="float" office:value="-1.10430346232584" calcext:value-type="float">
            <text:p>-1,10</text:p>
          </table:table-cell>
          <table:table-cell table:style-name="ce22" office:value-type="float" office:value="-1.102006" calcext:value-type="float">
            <text:p>-1,102006</text:p>
          </table:table-cell>
          <table:table-cell table:number-columns-repeated="2"/>
          <table:table-cell table:style-name="ce4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631" calcext:value-type="float">
            <text:p>0,63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POWER(10;[.D6]/10)" office:value-type="float" office:value="1.25892541179417" calcext:value-type="float">
            <text:p>1,26</text:p>
          </table:table-cell>
          <table:table-cell table:style-name="ce4" table:formula="of:=COM.MICROSOFT.ERFC.PRECISE(SQRT([.E6]))/2" office:value-type="float" office:value="0.0562819519765415" calcext:value-type="float">
            <text:p>0,056281951976542</text:p>
          </table:table-cell>
          <table:table-cell table:style-name="ce3" table:formula="of:=LOG10([.F6])" office:value-type="float" office:value="-1.24963084872947" calcext:value-type="float">
            <text:p>-1,25</text:p>
          </table:table-cell>
          <table:table-cell table:style-name="ce22" office:value-type="string" calcext:value-type="string">
            <text:p>-1.247320</text:p>
          </table:table-cell>
          <table:table-cell table:number-columns-repeated="3"/>
        </table:table-row>
        <table:table-row table:style-name="ro5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62" calcext:value-type="float">
            <text:p>0,562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POWER(10;[.D7]/10)" office:value-type="float" office:value="1.58489319246111" calcext:value-type="float">
            <text:p>1,58</text:p>
          </table:table-cell>
          <table:table-cell table:style-name="ce4" table:formula="of:=COM.MICROSOFT.ERFC.PRECISE(SQRT([.E7]))/2" office:value-type="float" office:value="0.037506128358926" calcext:value-type="float">
            <text:p>0,037506128358926</text:p>
          </table:table-cell>
          <table:table-cell table:style-name="ce3" table:formula="of:=LOG10([.F7])" office:value-type="float" office:value="-1.42589776440529" calcext:value-type="float">
            <text:p>-1,43</text:p>
          </table:table-cell>
          <table:table-cell table:style-name="ce22" office:value-type="string" calcext:value-type="string">
            <text:p>-1.425203</text:p>
          </table:table-cell>
          <table:table-cell table:number-columns-repeated="3"/>
        </table:table-row>
        <table:table-row table:style-name="ro6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01" calcext:value-type="float">
            <text:p>0,501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POWER(10;[.D8]/10)" office:value-type="float" office:value="1.99526231496888" calcext:value-type="float">
            <text:p>2,00</text:p>
          </table:table-cell>
          <table:table-cell table:style-name="ce4" table:formula="of:=COM.MICROSOFT.ERFC.PRECISE(SQRT([.E8]))/2" office:value-type="float" office:value="0.0228784075610853" calcext:value-type="float">
            <text:p>0,022878407561085</text:p>
          </table:table-cell>
          <table:table-cell table:style-name="ce3" table:formula="of:=LOG10([.F8])" office:value-type="float" office:value="-1.64057420765443" calcext:value-type="float">
            <text:p>-1,64</text:p>
          </table:table-cell>
          <table:table-cell table:style-name="ce22" office:value-type="string" calcext:value-type="string">
            <text:p>-1.637926</text:p>
          </table:table-cell>
          <table:table-cell table:number-columns-repeated="3"/>
        </table:table-row>
        <table:table-row table:style-name="ro7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7" calcext:value-type="float">
            <text:p>0,447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POWER(10;[.D9]/10)" office:value-type="float" office:value="2.51188643150958" calcext:value-type="float">
            <text:p>2,51</text:p>
          </table:table-cell>
          <table:table-cell table:style-name="ce4" table:formula="of:=COM.MICROSOFT.ERFC.PRECISE(SQRT([.E9]))/2" office:value-type="float" office:value="0.0125008180407376" calcext:value-type="float">
            <text:p>0,012500818040738</text:p>
          </table:table-cell>
          <table:table-cell table:style-name="ce3" table:formula="of:=LOG10([.F9])" office:value-type="float" office:value="-1.90306156627564" calcext:value-type="float">
            <text:p>-1,90</text:p>
          </table:table-cell>
          <table:table-cell table:style-name="ce22" office:value-type="string" calcext:value-type="string">
            <text:p>-1.898060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398" calcext:value-type="float">
            <text:p>0,398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POWER(10;[.D10]/10)" office:value-type="float" office:value="3.16227766016838" calcext:value-type="float">
            <text:p>3,16</text:p>
          </table:table-cell>
          <table:table-cell table:style-name="ce4" table:formula="of:=COM.MICROSOFT.ERFC.PRECISE(SQRT([.E10]))/2" office:value-type="float" office:value="0.00595386714777866" calcext:value-type="float">
            <text:p>0,005953867147779</text:p>
          </table:table-cell>
          <table:table-cell table:style-name="ce3" table:formula="of:=LOG10([.F10])" office:value-type="float" office:value="-2.22520086025536" calcext:value-type="float">
            <text:p>-2,23</text:p>
          </table:table-cell>
          <table:table-cell table:style-name="ce22" office:value-type="float" office:value="-2.223561" calcext:value-type="float">
            <text:p>-2,223561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355" calcext:value-type="float">
            <text:p>0,35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POWER(10;[.D11]/10)" office:value-type="float" office:value="3.98107170553497" calcext:value-type="float">
            <text:p>3,98</text:p>
          </table:table-cell>
          <table:table-cell table:style-name="ce4" table:formula="of:=COM.MICROSOFT.ERFC.PRECISE(SQRT([.E11]))/2" office:value-type="float" office:value="0.00238829078093281" calcext:value-type="float">
            <text:p>0,002388290780933</text:p>
          </table:table-cell>
          <table:table-cell table:style-name="ce3" table:formula="of:=LOG10([.F11])" office:value-type="float" office:value="-2.62191279778283" calcext:value-type="float">
            <text:p>-2,62</text:p>
          </table:table-cell>
          <table:table-cell table:style-name="ce22" office:value-type="string" calcext:value-type="string">
            <text:p>-2.614650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6" calcext:value-type="float">
            <text:p>0,316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POWER(10;[.D12]/10)" office:value-type="float" office:value="5.01187233627272" calcext:value-type="float">
            <text:p>5,01</text:p>
          </table:table-cell>
          <table:table-cell table:style-name="ce4" table:formula="of:=COM.MICROSOFT.ERFC.PRECISE(SQRT([.E12]))/2" office:value-type="float" office:value="0.000772674815378444" calcext:value-type="float">
            <text:p>0,000772674815378</text:p>
          </table:table-cell>
          <table:table-cell table:style-name="ce3" table:formula="of:=LOG10([.F12])" office:value-type="float" office:value="-3.11200324295158" calcext:value-type="float">
            <text:p>-3,11</text:p>
          </table:table-cell>
          <table:table-cell table:style-name="ce22" office:value-type="string" calcext:value-type="string">
            <text:p>-3.102319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2" calcext:value-type="float">
            <text:p>0,282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POWER(10;[.D13]/10)" office:value-type="float" office:value="6.30957344480193" calcext:value-type="float">
            <text:p>6,31</text:p>
          </table:table-cell>
          <table:table-cell table:style-name="ce4" table:formula="of:=COM.MICROSOFT.ERFC.PRECISE(SQRT([.E13]))/2" office:value-type="float" office:value="0.000190907774075993" calcext:value-type="float">
            <text:p>0,000190907774076</text:p>
          </table:table-cell>
          <table:table-cell table:style-name="ce3" table:formula="of:=LOG10([.F13])" office:value-type="float" office:value="-3.71917638606646" calcext:value-type="float">
            <text:p>-3,72</text:p>
          </table:table-cell>
          <table:table-cell table:style-name="ce22" office:value-type="string" calcext:value-type="string">
            <text:p>-3.736354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251" calcext:value-type="float">
            <text:p>0,251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formula="of:=POWER(10;[.D14]/10)" office:value-type="float" office:value="7.94328234724282" calcext:value-type="float">
            <text:p>7,94</text:p>
          </table:table-cell>
          <table:table-cell table:style-name="ce4" table:formula="of:=COM.MICROSOFT.ERFC.PRECISE(SQRT([.E14]))/2" office:value-type="float" office:value="0.0000336272284196175" calcext:value-type="float">
            <text:p>3,36272284196175E-05</text:p>
          </table:table-cell>
          <table:table-cell table:style-name="ce3" table:formula="of:=LOG10([.F14])" office:value-type="float" office:value="-4.47330892607428" calcext:value-type="float">
            <text:p>-4,47</text:p>
          </table:table-cell>
          <table:table-cell table:style-name="ce22" office:value-type="string" calcext:value-type="string">
            <text:p>-4.5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224" calcext:value-type="float">
            <text:p>0,224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formula="of:=POWER(10;[.D15]/10)" office:value-type="float" office:value="10" calcext:value-type="float">
            <text:p>10,00</text:p>
          </table:table-cell>
          <table:table-cell table:style-name="ce4" table:formula="of:=COM.MICROSOFT.ERFC.PRECISE(SQRT([.E15]))/2" office:value-type="float" office:value="0.00000387210821552204" calcext:value-type="float">
            <text:p>3,87210821552204E-06</text:p>
          </table:table-cell>
          <table:table-cell table:style-name="ce3" table:formula="of:=LOG10([.F15])" office:value-type="float" office:value="-5.41205251377394" calcext:value-type="float">
            <text:p>-5,41</text:p>
          </table:table-cell>
          <table:table-cell table:style-name="ce22" office:value-type="string" calcext:value-type="string">
            <text:p>-5.551932</text:p>
          </table:table-cell>
          <table:table-cell table:number-columns-repeated="3"/>
        </table:table-row>
        <table:table-row table:style-name="ro8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formula="of:=POWER(10;[.D16]/10)" office:value-type="float" office:value="12.5892541179417" calcext:value-type="float">
            <text:p>12,59</text:p>
          </table:table-cell>
          <table:table-cell table:style-name="ce4" table:formula="of:=COM.MICROSOFT.ERFC.PRECISE(SQRT([.E16]))/2" office:value-type="float" office:value="0.00000026130679535752" calcext:value-type="float">
            <text:p>2,6130679535752E-07</text:p>
          </table:table-cell>
          <table:table-cell table:style-name="ce3" table:formula="of:=LOG10([.F16])" office:value-type="float" office:value="-6.58284929617432" calcext:value-type="float">
            <text:p>-6,58</text:p>
          </table:table-cell>
          <table:table-cell table:style-name="ce22" office:value-type="string" calcext:value-type="string">
            <text:p>-6.18315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6" table:number-rows-spanned="1">
            <text:p>CON FILTRO PASA BAJAS</text:p>
          </table:table-cell>
          <table:covered-table-cell table:number-columns-repeated="5"/>
          <table:table-cell table:number-columns-repeated="3"/>
        </table:table-row>
        <table:table-row table:style-name="ro9">
          <table:table-cell table:number-columns-repeated="2"/>
          <table:table-cell table:style-name="ce12" office:value-type="string" calcext:value-type="string">
            <text:p>Amplitud del ruido </text:p>
          </table:table-cell>
          <table:table-cell table:style-name="ce12" office:value-type="string" calcext:value-type="string">
            <text:p>SNR (Eb/No) [dB]</text:p>
          </table:table-cell>
          <table:table-cell table:style-name="ce12" office:value-type="string" calcext:value-type="string">
            <text:p>SNR lineal </text:p>
          </table:table-cell>
          <table:table-cell table:style-name="ce12" office:value-type="string" calcext:value-type="string">
            <text:p>Pro error linea</text:p>
          </table:table-cell>
          <table:table-cell table:style-name="ce19" office:value-type="string" calcext:value-type="string">
            <text:p>Prob error LOGARITMICO </text:p>
          </table:table-cell>
          <table:table-cell table:style-name="ce21" office:value-type="string" calcext:value-type="string">
            <text:p>BER MEDIDO (PORCENTAJE DE DATOS PERDIDOS) 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708" calcext:value-type="float">
            <text:p>0,708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POWER(10;[.D21]/10)" office:value-type="float" office:value="1" calcext:value-type="float">
            <text:p>1,00</text:p>
          </table:table-cell>
          <table:table-cell table:style-name="ce16" table:formula="of:=COM.MICROSOFT.ERFC.PRECISE(SQRT([.E21]))/2" office:value-type="float" office:value="0.0786496035251426" calcext:value-type="float">
            <text:p>0,078649603525143</text:p>
          </table:table-cell>
          <table:table-cell table:style-name="ce14" table:formula="of:=LOG10([.F21])" office:value-type="float" office:value="-1.10430346232584" calcext:value-type="float">
            <text:p>-1,10</text:p>
          </table:table-cell>
          <table:table-cell table:style-name="ce22" office:value-type="float" office:value="-0.301005" calcext:value-type="float">
            <text:p>-0,301005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631" calcext:value-type="float">
            <text:p>0,631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POWER(10;[.D22]/10)" office:value-type="float" office:value="1.25892541179417" calcext:value-type="float">
            <text:p>1,26</text:p>
          </table:table-cell>
          <table:table-cell table:style-name="ce16" table:formula="of:=COM.MICROSOFT.ERFC.PRECISE(SQRT([.E22]))/2" office:value-type="float" office:value="0.0562819519765415" calcext:value-type="float">
            <text:p>0,056281951976542</text:p>
          </table:table-cell>
          <table:table-cell table:style-name="ce14" table:formula="of:=LOG10([.F22])" office:value-type="float" office:value="-1.24963084872947" calcext:value-type="float">
            <text:p>-1,25</text:p>
          </table:table-cell>
          <table:table-cell table:style-name="ce22" office:value-type="float" office:value="-0.300778" calcext:value-type="float">
            <text:p>-0,300778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562" calcext:value-type="float">
            <text:p>0,562</text:p>
          </table:table-cell>
          <table:table-cell table:style-name="ce12" office:value-type="float" office:value="2" calcext:value-type="float">
            <text:p>2</text:p>
          </table:table-cell>
          <table:table-cell table:style-name="ce14" table:formula="of:=POWER(10;[.D23]/10)" office:value-type="float" office:value="1.58489319246111" calcext:value-type="float">
            <text:p>1,58</text:p>
          </table:table-cell>
          <table:table-cell table:style-name="ce16" table:formula="of:=COM.MICROSOFT.ERFC.PRECISE(SQRT([.E23]))/2" office:value-type="float" office:value="0.037506128358926" calcext:value-type="float">
            <text:p>0,037506128358926</text:p>
          </table:table-cell>
          <table:table-cell table:style-name="ce14" table:formula="of:=LOG10([.F23])" office:value-type="float" office:value="-1.42589776440529" calcext:value-type="float">
            <text:p>-1,43</text:p>
          </table:table-cell>
          <table:table-cell table:style-name="ce22" office:value-type="float" office:value="-0.30094" calcext:value-type="float">
            <text:p>-0,30094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501" calcext:value-type="float">
            <text:p>0,501</text:p>
          </table:table-cell>
          <table:table-cell table:style-name="ce12" office:value-type="float" office:value="3" calcext:value-type="float">
            <text:p>3</text:p>
          </table:table-cell>
          <table:table-cell table:style-name="ce14" table:formula="of:=POWER(10;[.D24]/10)" office:value-type="float" office:value="1.99526231496888" calcext:value-type="float">
            <text:p>2,00</text:p>
          </table:table-cell>
          <table:table-cell table:style-name="ce16" table:formula="of:=COM.MICROSOFT.ERFC.PRECISE(SQRT([.E24]))/2" office:value-type="float" office:value="0.0228784075610853" calcext:value-type="float">
            <text:p>0,022878407561085</text:p>
          </table:table-cell>
          <table:table-cell table:style-name="ce14" table:formula="of:=LOG10([.F24])" office:value-type="float" office:value="-1.64057420765443" calcext:value-type="float">
            <text:p>-1,64</text:p>
          </table:table-cell>
          <table:table-cell table:style-name="ce22" office:value-type="float" office:value="-0.301356" calcext:value-type="float">
            <text:p>-0,301356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447" calcext:value-type="float">
            <text:p>0,447</text:p>
          </table:table-cell>
          <table:table-cell table:style-name="ce12" office:value-type="float" office:value="4" calcext:value-type="float">
            <text:p>4</text:p>
          </table:table-cell>
          <table:table-cell table:style-name="ce14" table:formula="of:=POWER(10;[.D25]/10)" office:value-type="float" office:value="2.51188643150958" calcext:value-type="float">
            <text:p>2,51</text:p>
          </table:table-cell>
          <table:table-cell table:style-name="ce16" table:formula="of:=COM.MICROSOFT.ERFC.PRECISE(SQRT([.E25]))/2" office:value-type="float" office:value="0.0125008180407376" calcext:value-type="float">
            <text:p>0,012500818040738</text:p>
          </table:table-cell>
          <table:table-cell table:style-name="ce14" table:formula="of:=LOG10([.F25])" office:value-type="float" office:value="-1.90306156627564" calcext:value-type="float">
            <text:p>-1,90</text:p>
          </table:table-cell>
          <table:table-cell table:style-name="ce22" office:value-type="float" office:value="-0.301266" calcext:value-type="float">
            <text:p>-0,301266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398" calcext:value-type="float">
            <text:p>0,398</text:p>
          </table:table-cell>
          <table:table-cell table:style-name="ce12" office:value-type="float" office:value="5" calcext:value-type="float">
            <text:p>5</text:p>
          </table:table-cell>
          <table:table-cell table:style-name="ce14" table:formula="of:=POWER(10;[.D26]/10)" office:value-type="float" office:value="3.16227766016838" calcext:value-type="float">
            <text:p>3,16</text:p>
          </table:table-cell>
          <table:table-cell table:style-name="ce16" table:formula="of:=COM.MICROSOFT.ERFC.PRECISE(SQRT([.E26]))/2" office:value-type="float" office:value="0.00595386714777866" calcext:value-type="float">
            <text:p>0,005953867147779</text:p>
          </table:table-cell>
          <table:table-cell table:style-name="ce14" table:formula="of:=LOG10([.F26])" office:value-type="float" office:value="-2.22520086025536" calcext:value-type="float">
            <text:p>-2,23</text:p>
          </table:table-cell>
          <table:table-cell table:style-name="ce22" office:value-type="float" office:value="-0.301117" calcext:value-type="float">
            <text:p>-0,301117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355" calcext:value-type="float">
            <text:p>0,355</text:p>
          </table:table-cell>
          <table:table-cell table:style-name="ce12" office:value-type="float" office:value="6" calcext:value-type="float">
            <text:p>6</text:p>
          </table:table-cell>
          <table:table-cell table:style-name="ce14" table:formula="of:=POWER(10;[.D27]/10)" office:value-type="float" office:value="3.98107170553497" calcext:value-type="float">
            <text:p>3,98</text:p>
          </table:table-cell>
          <table:table-cell table:style-name="ce16" table:formula="of:=COM.MICROSOFT.ERFC.PRECISE(SQRT([.E27]))/2" office:value-type="float" office:value="0.00238829078093281" calcext:value-type="float">
            <text:p>0,002388290780933</text:p>
          </table:table-cell>
          <table:table-cell table:style-name="ce14" table:formula="of:=LOG10([.F27])" office:value-type="float" office:value="-2.62191279778283" calcext:value-type="float">
            <text:p>-2,62</text:p>
          </table:table-cell>
          <table:table-cell table:style-name="ce22" office:value-type="float" office:value="-0.301058" calcext:value-type="float">
            <text:p>-0,301058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316" calcext:value-type="float">
            <text:p>0,316</text:p>
          </table:table-cell>
          <table:table-cell table:style-name="ce12" office:value-type="float" office:value="7" calcext:value-type="float">
            <text:p>7</text:p>
          </table:table-cell>
          <table:table-cell table:style-name="ce14" table:formula="of:=POWER(10;[.D28]/10)" office:value-type="float" office:value="5.01187233627272" calcext:value-type="float">
            <text:p>5,01</text:p>
          </table:table-cell>
          <table:table-cell table:style-name="ce16" table:formula="of:=COM.MICROSOFT.ERFC.PRECISE(SQRT([.E28]))/2" office:value-type="float" office:value="0.000772674815378444" calcext:value-type="float">
            <text:p>0,000772674815378</text:p>
          </table:table-cell>
          <table:table-cell table:style-name="ce14" table:formula="of:=LOG10([.F28])" office:value-type="float" office:value="-3.11200324295158" calcext:value-type="float">
            <text:p>-3,11</text:p>
          </table:table-cell>
          <table:table-cell table:style-name="ce22" office:value-type="float" office:value="-0.300937" calcext:value-type="float">
            <text:p>-0,300937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282" calcext:value-type="float">
            <text:p>0,282</text:p>
          </table:table-cell>
          <table:table-cell table:style-name="ce12" office:value-type="float" office:value="8" calcext:value-type="float">
            <text:p>8</text:p>
          </table:table-cell>
          <table:table-cell table:style-name="ce14" table:formula="of:=POWER(10;[.D29]/10)" office:value-type="float" office:value="6.30957344480193" calcext:value-type="float">
            <text:p>6,31</text:p>
          </table:table-cell>
          <table:table-cell table:style-name="ce16" table:formula="of:=COM.MICROSOFT.ERFC.PRECISE(SQRT([.E29]))/2" office:value-type="float" office:value="0.000190907774075993" calcext:value-type="float">
            <text:p>0,000190907774076</text:p>
          </table:table-cell>
          <table:table-cell table:style-name="ce14" table:formula="of:=LOG10([.F29])" office:value-type="float" office:value="-3.71917638606646" calcext:value-type="float">
            <text:p>-3,72</text:p>
          </table:table-cell>
          <table:table-cell table:style-name="ce22" office:value-type="float" office:value="-0.301022" calcext:value-type="float">
            <text:p>-0,301022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251" calcext:value-type="float">
            <text:p>0,251</text:p>
          </table:table-cell>
          <table:table-cell table:style-name="ce12" office:value-type="float" office:value="9" calcext:value-type="float">
            <text:p>9</text:p>
          </table:table-cell>
          <table:table-cell table:style-name="ce14" table:formula="of:=POWER(10;[.D30]/10)" office:value-type="float" office:value="7.94328234724282" calcext:value-type="float">
            <text:p>7,94</text:p>
          </table:table-cell>
          <table:table-cell table:style-name="ce16" table:formula="of:=COM.MICROSOFT.ERFC.PRECISE(SQRT([.E30]))/2" office:value-type="float" office:value="0.0000336272284196175" calcext:value-type="float">
            <text:p>3,36272284196175E-05</text:p>
          </table:table-cell>
          <table:table-cell table:style-name="ce14" table:formula="of:=LOG10([.F30])" office:value-type="float" office:value="-4.47330892607428" calcext:value-type="float">
            <text:p>-4,47</text:p>
          </table:table-cell>
          <table:table-cell table:style-name="ce22" office:value-type="float" office:value="-0.301112" calcext:value-type="float">
            <text:p>-0,301112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224" calcext:value-type="float">
            <text:p>0,224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POWER(10;[.D31]/10)" office:value-type="float" office:value="10" calcext:value-type="float">
            <text:p>10,00</text:p>
          </table:table-cell>
          <table:table-cell table:style-name="ce16" table:formula="of:=COM.MICROSOFT.ERFC.PRECISE(SQRT([.E31]))/2" office:value-type="float" office:value="0.00000387210821552204" calcext:value-type="float">
            <text:p>3,87210821552204E-06</text:p>
          </table:table-cell>
          <table:table-cell table:style-name="ce14" table:formula="of:=LOG10([.F31])" office:value-type="float" office:value="-5.41205251377394" calcext:value-type="float">
            <text:p>-5,41</text:p>
          </table:table-cell>
          <table:table-cell table:style-name="ce22" office:value-type="float" office:value="-0.301032" calcext:value-type="float">
            <text:p>-0,301032</text:p>
          </table:table-cell>
          <table:table-cell table:number-columns-repeated="3"/>
        </table:table-row>
        <table:table-row table:style-name="ro8">
          <table:table-cell table:number-columns-repeated="2"/>
          <table:table-cell table:style-name="ce12" office:value-type="float" office:value="0.2" calcext:value-type="float">
            <text:p>0,2</text:p>
          </table:table-cell>
          <table:table-cell table:style-name="ce12" office:value-type="float" office:value="11" calcext:value-type="float">
            <text:p>11</text:p>
          </table:table-cell>
          <table:table-cell table:style-name="ce14" table:formula="of:=POWER(10;[.D32]/10)" office:value-type="float" office:value="12.5892541179417" calcext:value-type="float">
            <text:p>12,59</text:p>
          </table:table-cell>
          <table:table-cell table:style-name="ce16" table:formula="of:=COM.MICROSOFT.ERFC.PRECISE(SQRT([.E32]))/2" office:value-type="float" office:value="0.00000026130679535752" calcext:value-type="float">
            <text:p>2,6130679535752E-07</text:p>
          </table:table-cell>
          <table:table-cell table:style-name="ce14" table:formula="of:=LOG10([.F32])" office:value-type="float" office:value="-6.58284929617432" calcext:value-type="float">
            <text:p>-6,58</text:p>
          </table:table-cell>
          <table:table-cell table:style-name="ce22" office:value-type="float" office:value="-0.300887" calcext:value-type="float">
            <text:p>-0,300887</text:p>
          </table:table-cell>
          <table:table-cell table:number-columns-repeated="3"/>
        </table:table-row>
        <table:table-row table:style-name="ro1" table:number-rows-repeated="18">
          <table:table-cell table:number-columns-repeated="11"/>
        </table:table-row>
        <table:table-row table:style-name="ro10">
          <table:table-cell table:number-columns-repeated="5"/>
          <table:table-cell table:style-name="ce5" office:value-type="float" office:value="708" calcext:value-type="float">
            <text:p>708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631" calcext:value-type="float">
            <text:p>631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562" calcext:value-type="float">
            <text:p>562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501" calcext:value-type="float">
            <text:p>501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447" calcext:value-type="float">
            <text:p>447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398" calcext:value-type="float">
            <text:p>398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355" calcext:value-type="float">
            <text:p>355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316" calcext:value-type="float">
            <text:p>316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282" calcext:value-type="float">
            <text:p>282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251" calcext:value-type="float">
            <text:p>251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224" calcext:value-type="float">
            <text:p>224</text:p>
          </table:table-cell>
          <table:table-cell table:number-columns-repeated="5"/>
        </table:table-row>
        <table:table-row table:style-name="ro10">
          <table:table-cell table:number-columns-repeated="5"/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5:30:10.7958058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5:21:08.349933029</meta:creation-date>
    <dc:date>2023-02-06T16:57:04.368937779</dc:date>
    <meta:editing-duration>PT17M10S</meta:editing-duration>
    <meta:editing-cycles>3</meta:editing-cycles>
    <meta:generator>LibreOffice/6.4.7.2$Linux_X86_64 LibreOffice_project/40$Build-2</meta:generator>
    <meta:document-statistic meta:table-count="1" meta:cell-count="182" meta:object-count="0"/>
  </office:meta>
</office:document-meta>
</file>